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GONZALES ALANGUIA, SATURNIN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LANGUIA, SATURNIN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GONZALES CHOQUEGONZA, LUIS FERNAN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20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8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3:39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